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89cm" fo:margin-left="-0.191cm" fo:margin-right="-0.009cm" table:align="margins" style:writing-mode="lr-tb"/>
    </style:style>
    <style:style style:name="Tabla1.A" style:family="table-column">
      <style:table-column-properties style:column-width="1.441cm" style:rel-column-width="6217*"/>
    </style:style>
    <style:style style:name="Tabla1.B" style:family="table-column">
      <style:table-column-properties style:column-width="2cm" style:rel-column-width="8630*"/>
    </style:style>
    <style:style style:name="Tabla1.C" style:family="table-column">
      <style:table-column-properties style:column-width="0.773cm" style:rel-column-width="3333*"/>
    </style:style>
    <style:style style:name="Tabla1.D" style:family="table-column">
      <style:table-column-properties style:column-width="8.424cm" style:rel-column-width="36348*"/>
    </style:style>
    <style:style style:name="Tabla1.E" style:family="table-column">
      <style:table-column-properties style:column-width="1.554cm" style:rel-column-width="6704*"/>
    </style:style>
    <style:style style:name="Tabla1.F" style:family="table-column">
      <style:table-column-properties style:column-width="0.997cm" style:rel-column-width="43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A9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9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5" style:family="table-row">
      <style:table-row-properties style:min-row-height="0.536cm" style:keep-together="true" fo:keep-together="auto"/>
    </style:style>
    <style:style style:name="Tabla1.16" style:family="table-row">
      <style:table-row-properties style:min-row-height="0.72cm" style:keep-together="true" fo:keep-together="auto"/>
    </style:style>
    <style:style style:name="Tabla1.17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Spranq eco sans" fo:font-size="10pt" officeooo:rsid="002843b4" officeooo:paragraph-rsid="002843b4" style:font-name-asian="Spranq eco sans" style:font-size-asian="10pt" style:font-name-complex="Spranq eco sans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0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1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76a1" officeooo:paragraph-rsid="002976a1" style:font-name-asian="Spranq eco sans" style:font-size-asian="10pt" style:font-name-complex="Spranq eco sans" style:font-size-complex="10pt"/>
    </style:style>
    <style:style style:name="P12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76a1" officeooo:paragraph-rsid="002b04ea" style:font-name-asian="Spranq eco sans" style:font-size-asian="10pt" style:font-name-complex="Spranq eco sans" style:font-size-complex="10pt"/>
    </style:style>
    <style:style style:name="P13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14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b04ea" style:font-name-asian="Spranq eco sans" style:font-size-asian="10pt" style:font-name-complex="Spranq eco sans" style:font-size-complex="10pt"/>
    </style:style>
    <style:style style:name="P1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b04ea" style:font-name-asian="Spranq eco sans" style:font-size-asian="10pt" style:font-name-complex="Spranq eco sans" style:font-size-complex="10pt"/>
    </style:style>
    <style:style style:name="P16" style:family="paragraph" style:parent-style-name="Standard" style:list-style-name="L1">
      <style:paragraph-properties fo:margin-top="0cm" fo:margin-bottom="0cm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17" style:family="paragraph" style:parent-style-name="Standard" style:list-style-name="L1">
      <style:paragraph-properties fo:margin-top="0cm" fo:margin-bottom="0cm" style:writing-mode="lr-tb"/>
      <style:text-properties style:font-name="Spranq eco sans" fo:font-size="10pt" officeooo:rsid="0024f95d" officeooo:paragraph-rsid="002b04ea" style:font-name-asian="Spranq eco sans" style:font-size-asian="10pt" style:font-name-complex="Times New Roman" style:font-size-complex="10pt"/>
    </style:style>
    <style:style style:name="P18" style:family="paragraph" style:parent-style-name="Standard">
      <style:paragraph-properties fo:margin-top="0cm" fo:margin-bottom="0cm" style:writing-mode="lr-tb"/>
      <style:text-properties style:font-name="Spranq eco sans" fo:font-size="10pt" officeooo:rsid="00296c2d" officeooo:paragraph-rsid="002b04ea" style:font-name-asian="Spranq eco sans" style:font-size-asian="8.75pt" style:font-name-complex="Spranq eco sans" style:font-size-complex="10pt"/>
    </style:style>
    <style:style style:name="P19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b04ea" style:font-name-asian="Spranq eco sans" style:font-size-asian="8pt" style:font-name-complex="Spranq eco sans" style:font-size-complex="8pt"/>
    </style:style>
    <style:style style:name="P20" style:family="paragraph" style:parent-style-name="Standard">
      <style:paragraph-properties fo:margin-top="0cm" fo:margin-bottom="0cm" style:writing-mode="lr-tb"/>
      <style:text-properties style:font-name="Spranq eco sans" fo:font-size="9pt" officeooo:rsid="00296c2d" officeooo:paragraph-rsid="002b04ea" style:font-name-asian="Spranq eco sans" style:font-size-asian="9pt" style:font-name-complex="Spranq eco sans" style:font-size-complex="9pt"/>
    </style:style>
    <style:style style:name="P21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b04ea" style:font-name-asian="Spranq eco sans1" style:font-size-asian="10pt" style:font-name-complex="Spranq eco sans1" style:font-size-complex="10pt"/>
    </style:style>
    <style:style style:name="P22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b551b" officeooo:paragraph-rsid="002b04ea" style:font-name-asian="Spranq eco sans1" style:font-size-asian="10pt" style:font-name-complex="Spranq eco sans1" style:font-size-complex="10pt"/>
    </style:style>
    <style:style style:name="P23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96c2d"/>
    </style:style>
    <style:style style:name="T5" style:family="text">
      <style:text-properties officeooo:rsid="002976a1"/>
    </style:style>
    <style:style style:name="T6" style:family="text">
      <style:text-properties officeooo:rsid="0029ca9e"/>
    </style:style>
    <style:style style:name="T7" style:family="text">
      <style:text-properties officeooo:rsid="002ab853"/>
    </style:style>
    <style:style style:name="T8" style:family="text">
      <style:text-properties officeooo:rsid="002b04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9">Identificador</text:p>
          </table:table-cell>
          <table:covered-table-cell/>
          <table:table-cell table:style-name="Tabla1.A1" table:number-columns-spanned="4" office:value-type="string">
            <text:p text:style-name="P9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9"><text:span text:style-name="T2">AC-</text:span>0<text:span text:style-name="T2">0</text:span><text:span text:style-name="T8">6</text:span></text:p>
          </table:table-cell>
          <table:covered-table-cell/>
          <table:table-cell table:style-name="Tabla1.C2" table:number-columns-spanned="4" office:value-type="string">
            <text:p text:style-name="P4">Permite realizar la acción de <text:span text:style-name="T7">la carta “De Noche”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9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list xml:id="list1618708040" text:style-name="L1">
              <text:list-item>
                <text:p text:style-name="P16"><text:span text:style-name="T7">Obtiene la ciudades adyacentes y calcula si hay performance en alguna de ellas</text:span></text:p>
              </text:list-item>
              <text:list-item>
                <text:p text:style-name="P17"><text:span text:style-name="T8">Recibe opción de teclado.</text:span></text:p>
              </text:list-item>
              <text:list-item>
                <text:p text:style-name="P17"><text:span text:style-name="T8">Según posibilidades, el metodo realiza alguna/s de las siguientes acciones:</text:span></text:p>
                <text:p text:style-name="P17"><text:span text:style-name="T8">3.1 mover a un jugador</text:span></text:p>
                <text:p text:style-name="P17"><text:span text:style-name="T8">3.2 Viajar primero y luego Actuar/contratar</text:span></text:p>
                <text:p text:style-name="P17"><text:span text:style-name="T8">3.3 Actuar/contratar</text:span></text:p>
                <text:p text:style-name="P17"><text:span text:style-name="T8"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9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9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9">Paso</text:p>
          </table:table-cell>
          <table:table-cell table:style-name="Tabla1.A8" table:number-columns-spanned="2" office:value-type="string">
            <text:p text:style-name="P9">Clase</text:p>
          </table:table-cell>
          <table:covered-table-cell/>
          <table:table-cell table:style-name="Tabla1.A8" office:value-type="string">
            <text:p text:style-name="P9">Método</text:p>
          </table:table-cell>
          <table:table-cell table:style-name="Tabla1.A8" office:value-type="string">
            <text:p text:style-name="P9">Mem.</text:p>
            <text:p text:style-name="P9">Técn.</text:p>
          </table:table-cell>
          <table:table-cell table:style-name="Tabla1.A8" office:value-type="string">
            <text:p text:style-name="P9">IU</text:p>
          </table:table-cell>
        </table:table-row>
        <table:table-row table:style-name="Tabla1.9">
          <table:table-cell table:style-name="Tabla1.A9" office:value-type="float" office:value="1">
            <text:p text:style-name="P11">1</text:p>
          </table:table-cell>
          <table:table-cell table:style-name="Tabla1.B9" table:number-columns-spanned="2" office:value-type="string">
            <text:p text:style-name="P18"><text:span text:style-name="T8">City</text:span></text:p>
          </table:table-cell>
          <table:covered-table-cell/>
          <table:table-cell table:style-name="Tabla1.B9" office:value-type="string">
            <text:p text:style-name="P10">[<text:span text:style-name="T8">List&lt;City&gt;</text:span>] <text:span text:style-name="T8">maxMovement</text:span> (<text:span text:style-name="T8">jump:Integer</text:span>)</text:p>
          </table:table-cell>
          <table:table-cell table:style-name="Tabla1.B9" office:value-type="string">
            <text:p text:style-name="P5"><text:span text:style-name="T6"/></text:p>
          </table:table-cell>
          <table:table-cell table:style-name="Tabla1.B9" office:value-type="string">
            <text:p text:style-name="P6">NO</text:p>
          </table:table-cell>
        </table:table-row>
        <table:table-row table:style-name="Tabla1.9">
          <table:table-cell table:style-name="Tabla1.A9" office:value-type="float" office:value="2">
            <text:p text:style-name="P12"><text:span text:style-name="T8">2</text:span></text:p>
          </table:table-cell>
          <table:table-cell table:style-name="Tabla1.B9" table:number-columns-spanned="2" office:value-type="string">
            <text:p text:style-name="P20">ReadDataFromTheKeyboard</text:p>
          </table:table-cell>
          <table:covered-table-cell/>
          <table:table-cell table:style-name="Tabla1.B9" office:value-type="string">
            <text:p text:style-name="P21">[String] takeParametersToIntegerRestricted <text:span text:style-name="T4">(menssage:String, condition: String)</text:span></text:p>
          </table:table-cell>
          <table:table-cell table:style-name="Tabla1.B9" office:value-type="string">
            <text:p text:style-name="P5"/>
          </table:table-cell>
          <table:table-cell table:style-name="Tabla1.B9" office:value-type="string">
            <text:p text:style-name="P15"><text:span text:style-name="T8">SI</text:span></text:p>
          </table:table-cell>
        </table:table-row>
        <table:table-row table:style-name="Tabla1.9">
          <table:table-cell table:style-name="Tabla1.B9" office:value-type="string">
            <text:p text:style-name="P12"><text:span text:style-name="T8">3.1</text:span></text:p>
            <text:p text:style-name="P12"><text:span text:style-name="T8"/></text:p>
          </table:table-cell>
          <table:table-cell table:style-name="Tabla1.B9" table:number-columns-spanned="2" office:value-type="string">
            <text:p text:style-name="P19">ActionCardImpl</text:p>
          </table:table-cell>
          <table:covered-table-cell/>
          <table:table-cell table:style-name="Tabla1.B9" office:value-type="string">
            <text:p text:style-name="P21">[void] <text:span text:style-name="T4">movePlayer</text:span> (<text:span text:style-name="T4">move</text:span>:<text:span text:style-name="T3"> </text:span><text:span text:style-name="T4">Integer</text:span>)</text:p>
          </table:table-cell>
          <table:table-cell table:style-name="Tabla1.B9" office:value-type="string">
            <text:p text:style-name="P14"><text:span text:style-name="T8">AC-001</text:span></text:p>
          </table:table-cell>
          <table:table-cell table:style-name="Tabla1.B9" office:value-type="string">
            <text:p text:style-name="P15"><text:span text:style-name="T8">NO</text:span></text:p>
          </table:table-cell>
        </table:table-row>
        <table:table-row table:style-name="Tabla1.9">
          <table:table-cell table:style-name="Tabla1.B9" office:value-type="string">
            <text:p text:style-name="P12"><text:span text:style-name="T8">3.2</text:span></text:p>
            <text:p text:style-name="P12"><text:span text:style-name="T8"/></text:p>
          </table:table-cell>
          <table:table-cell table:style-name="Tabla1.B9" table:number-columns-spanned="2" office:value-type="string">
            <text:p text:style-name="P19">ActionCardImpl</text:p>
          </table:table-cell>
          <table:covered-table-cell/>
          <table:table-cell table:style-name="Tabla1.B9" office:value-type="string">
            <text:p text:style-name="P21">[void] <text:span text:style-name="T4">movePlayer</text:span> (<text:span text:style-name="T4">move</text:span>:<text:span text:style-name="T3"> </text:span><text:span text:style-name="T4">Integer</text:span>)</text:p>
          </table:table-cell>
          <table:table-cell table:style-name="Tabla1.B9" office:value-type="string">
            <text:p text:style-name="P14"><text:span text:style-name="T8">AC-001</text:span></text:p>
          </table:table-cell>
          <table:table-cell table:style-name="Tabla1.B9" office:value-type="string">
            <text:p text:style-name="P15"><text:span text:style-name="T8">NO</text:span></text:p>
          </table:table-cell>
        </table:table-row>
        <table:table-row table:style-name="Tabla1.9">
          <table:table-cell table:style-name="Tabla1.B9" office:value-type="string">
            <text:p text:style-name="P12"><text:span text:style-name="T8">3.2</text:span></text:p>
            <text:p text:style-name="P12"><text:span text:style-name="T8"/></text:p>
          </table:table-cell>
          <table:table-cell table:style-name="Tabla1.B9" table:number-columns-spanned="2" office:value-type="string">
            <text:p text:style-name="P19">ActionCardImpl</text:p>
          </table:table-cell>
          <table:covered-table-cell/>
          <table:table-cell table:style-name="Tabla1.B9" office:value-type="string">
            <text:p text:style-name="P22">[void] performPlayer ()</text:p>
          </table:table-cell>
          <table:table-cell table:style-name="Tabla1.B9" office:value-type="string">
            <text:p text:style-name="P14"><text:span text:style-name="T8">AC-002</text:span></text:p>
          </table:table-cell>
          <table:table-cell table:style-name="Tabla1.B9" office:value-type="string">
            <text:p text:style-name="P15"><text:span text:style-name="T8">NO</text:span></text:p>
          </table:table-cell>
        </table:table-row>
        <table:table-row table:style-name="Tabla1.9">
          <table:table-cell table:style-name="Tabla1.B9" office:value-type="string">
            <text:p text:style-name="P12"><text:span text:style-name="T8">3.3</text:span></text:p>
            <text:p text:style-name="P12"><text:span text:style-name="T8"/></text:p>
          </table:table-cell>
          <table:table-cell table:style-name="Tabla1.B9" table:number-columns-spanned="2" office:value-type="string">
            <text:p text:style-name="P19">ActionCardImpl</text:p>
          </table:table-cell>
          <table:covered-table-cell/>
          <table:table-cell table:style-name="Tabla1.B9" office:value-type="string">
            <text:p text:style-name="P22">[void] performPlayer ()</text:p>
          </table:table-cell>
          <table:table-cell table:style-name="Tabla1.B9" office:value-type="string">
            <text:p text:style-name="P14"><text:span text:style-name="T8">AC-002</text:span></text:p>
          </table:table-cell>
          <table:table-cell table:style-name="Tabla1.B9" office:value-type="string">
            <text:p text:style-name="P15"><text:span text:style-name="T8">NO</text:span></text:p>
          </table:table-cell>
        </table:table-row>
        <table:table-row table:style-name="Tabla1.15">
          <table:table-cell table:style-name="Tabla1.A3" table:number-columns-spanned="6" office:value-type="string">
            <text:p text:style-name="P9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C2" table:number-columns-spanned="6" office:value-type="string">
            <text:p text:style-name="P7">[<text:span text:style-name="T1">void</text:span>] <text:span text:style-name="T4">execute</text:span> ();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6" office:value-type="string">
            <text:p text:style-name="P9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1-01-07T12:42:52</dc:date>
    <meta:generator>OpenOffice.org/3.2$Linux OpenOffice.org_project/320m19$Build-9505</meta:generator>
    <meta:editing-duration>PT02H48M58S</meta:editing-duration>
    <meta:editing-cycles>13</meta:editing-cycles>
    <meta:document-statistic meta:table-count="1" meta:image-count="0" meta:object-count="0" meta:page-count="1" meta:paragraph-count="50" meta:word-count="137" meta:character-count="934"/>
  </office:meta>
</office:document-meta>
</file>